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ℏ</mo>
    </mrow>
    <annotation encoding="StarMath 5.0">hba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2:48:20.227000000</meta:creation-date>
    <meta:generator>LibreOffice/4.1.4.2$Windows_x86 LibreOffice_project/0a0440ccc0227ad9829de5f46be37cfb6edcf72</meta:generator>
  </office:meta>
</office:document-meta>
</file>